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.read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Set.is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.setPropertiesFile( File theProperti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.setServer( boolean i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